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Entsalzt</text:p>
          </table:table-cell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 table:number-rows-repeated="104778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7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.00.0000</text:date>, <text:time style:data-style-name="N2" text:time-value="11:05:59.60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meta:creation-date>2006-09-16T14:57:30</meta:creation-date>
    <dc:date>2024-10-06T11:06:55.681000000</dc:date>
    <meta:editing-cycles>488</meta:editing-cycles>
    <meta:editing-duration>PT20H54M2S</meta:editing-duration>
    <meta:document-statistic meta:table-count="2" meta:cell-count="1914" meta:object-count="0"/>
    <meta:user-defined meta:name="Info 1"/>
    <meta:user-defined meta:name="Info 2"/>
    <meta:user-defined meta:name="Info 3"/>
    <meta:user-defined meta:name="Info 4"/>
  </office:meta>
</office:document-meta>
</file>